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margin-left="1.258cm" fo:margin-right="0cm" fo:text-indent="0cm" style:auto-text-indent="false"/>
      <style:text-properties style:font-name="Times New Roman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 style:list-style-name="L4">
      <style:text-properties style:font-name="Times New Roman" fo:font-size="10pt" style:font-size-asian="10pt" style:font-size-complex="10pt"/>
    </style:style>
    <style:style style:name="P13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/>
    </style:style>
    <style:style style:name="P14" style:family="paragraph" style:parent-style-name="Standard" style:list-style-name="L3">
      <style:paragraph-properties fo:margin-left="0cm" fo:margin-right="0cm" fo:text-indent="0cm" style:auto-text-indent="false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6" style:family="paragraph" style:parent-style-name="Heading_20_1">
      <style:text-properties style:font-name="Times New Roman"/>
    </style:style>
    <style:style style:name="P17" style:family="paragraph" style:parent-style-name="Heading_20_2">
      <style:text-properties style:font-name="Times New Roman"/>
    </style:style>
    <style:style style:name="P18" style:family="paragraph" style:parent-style-name="Heading_20_2">
      <style:text-properties style:font-name="Times New Roman" fo:font-size="10pt" style:font-size-asian="10pt" style:font-size-complex="10pt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21" style:family="paragraph" style:parent-style-name="Text_20_body" style:list-style-name="WW8Num7">
      <style:text-properties style:font-name="Times New Roman" fo:font-style="normal" style:font-style-asian="normal" style:font-style-complex="normal"/>
    </style:style>
    <style:style style:name="P22" style:family="paragraph" style:parent-style-name="Text_20_body" style:list-style-name="L1">
      <style:text-properties style:font-name="Times New Roman"/>
    </style:style>
    <style:style style:name="P23" style:family="paragraph" style:parent-style-name="Text_20_body" style:list-style-name="WW8Num7">
      <style:text-properties style:font-name="Times New Roman"/>
    </style:style>
    <style:style style:name="P24" style:family="paragraph" style:parent-style-name="Text_20_body" style:list-style-name="L1"/>
    <style:style style:name="P25" style:family="paragraph" style:parent-style-name="Text_20_body" style:list-style-name="WW8Num7"/>
    <style:style style:name="P26" style:family="paragraph" style:parent-style-name="Text_20_body" style:list-style-name="L2">
      <style:paragraph-properties fo:margin-left="1.773cm" fo:margin-right="0cm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7" style:family="paragraph" style:parent-style-name="Text_20_body" style:list-style-name="L2">
      <style:paragraph-properties fo:margin-left="1.884cm" fo:margin-right="0cm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8" style:family="paragraph" style:parent-style-name="Text_20_body" style:list-style-name="WW8Num7">
      <style:paragraph-properties fo:margin-left="3.09cm" fo:margin-right="0cm" fo:text-indent="-0.635cm" style:auto-text-indent="false">
        <style:tab-stops/>
      </style:paragraph-properties>
      <style:text-properties style:font-name="Times New Roman" fo:font-style="normal" style:font-style-asian="normal" style:font-style-complex="normal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style:language-complex="ar" style:country-complex="SA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language-complex="ar" style:country-complex="SA" style:font-weight-complex="normal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fo:font-style="normal" style:letter-kerning="true" style:font-name-asian="Times New Roman" style:font-size-asian="10pt" style:language-asian="zh" style:country-asian="CN" style:font-style-asian="normal" style:font-size-complex="10pt" style:font-style-complex="normal"/>
    </style:style>
    <style:style style:name="T12" style:family="text">
      <style:text-properties fo:font-weight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size-asian="10pt"/>
    </style:style>
    <style:style style:name="T16" style:family="text">
      <style:text-properties style:font-weight-asian="normal"/>
    </style:style>
    <style:style style:name="T17" style:family="text">
      <style:text-properties style:font-size-complex="10pt"/>
    </style:style>
    <style:style style:name="T18" style:family="text">
      <style:text-properties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ória Virtual<text:line-break/>Caso de Uso: Relação Duplex - Autor e Bem Patrimonial</text:p>
      <text:h text:style-name="P16" text:outline-level="1">Breve Descrição</text:h>
      <text:p text:style-name="P20">O caso de uso tem a função de estreitar a relação, criar um forte elo de ligação, entre os casos de uso “CDU 022” e “CDU 010”. Esse elo visa facilitar e dar agilidade no fluxo de informações dentro de uma instituição. O Autor pode ser relacionado a vários Bens Patrimoniais, assim como um Bem Patrimonial pode estar relacionado a mais de um Autor. Caso o Autor não conste no Banco de Dados, poderá ser criado na mesma interface e sendo assim será uma extensão aos casos de uso citado acima.</text:p>
      <text:h text:style-name="P16" text:outline-level="1">Breve Descrição dos Atores</text:h>
      <text:list xml:id="list41411496" text:style-name="L1">
        <text:list-item>
          <text:p text:style-name="P24"><text:span text:style-name="T8">Catalogador: C</text:span><text:span text:style-name="T9">adastra, exclui e altera os dados dessa relação.</text:span></text:p>
        </text:list-item>
      </text:list>
      <text:h text:style-name="P16" text:outline-level="1">Pré-condições</text:h>
      <text:list xml:id="list42405071" text:continue-numbering="true" text:style-name="L1">
        <text:list-item>
          <text:p text:style-name="P22">Usuário estar logado no Sistema.</text:p>
        </text:list-item>
        <text:list-item>
          <text:p text:style-name="P22">Existência do Bem Patrimonial no Banco de Dados.</text:p>
        </text:list-item>
      </text:list>
      <text:h text:style-name="P16" text:outline-level="1">Fluxo Básico de eventos</text:h>
      <text:list xml:id="list41432242" text:style-name="WW8Num7">
        <text:list-item>
          <text:p text:style-name="P21">O Catalogador seleciona a opção de <text:span text:style-name="T13">Relacionar Autor a Bem Patrimonial</text:span>. O Sistema exibe uma tela com os seguintes campos editáveis e opções:</text:p>
          <text:p text:style-name="P21">1.1. campo “Caixa de Seleção: Tipo de Edição”. Usuário tem a opção de selecionar o tipo de dado a editar no campo seguinte, podendo selecionar o item: <text:s/>“Nome do Autor” ou “Pseudônimo”. Este campo por definição estará selecionado no item “Nome do Autor”.</text:p>
          <text:p text:style-name="P28">1.1.1. <text:s/>campo “Nome do Autor ou Pseudônimo”; preenchimento obrigatório. É um campo editável, porém se o usuário desejar poderá de acordo com a seleção escolher o Autor em uma lista, este estará em ordem alfabética. Caso digite o Autor, Sistema mostrará se o Autor está cadastrado no Banco de Dados e caso não conste no mesmo o Usuário terá a opção de realizar o cadastro de um Novo Autor, isto è, no mesmo ambiente em que está – haverá um campo que se extenderá ao caso de uso “CDU 022”. </text:p>
          <text:p text:style-name="P25"><text:span text:style-name="T7">1.2. <text:s/>campo “Nome do Bem Patrimonial”; preenchimento obrigatório. É um campo editável, porém se o usuário desejar poderá selecionar o nome presente na lista, este estará em ordem alfabética. </text:span>Este <text:span text:style-name="T7">campo contará com um botão de adicão de campo, caso o Usuário queira relacionar o Autor a mais de um Bem Patrimonial.</text:span></text:p>
        </text:list-item>
        <text:list-item>
          <text:p text:style-name="P21">Realizado toda a operação desejada pelo Usuário, o mesmo confirma a operação selecionando a opção “Salvar”. </text:p>
        </text:list-item>
        <text:list-item>
          <text:p text:style-name="P25"><text:span text:style-name="T7">O Sistema valida o relacionamento, cadastro das informações, e exibe a seguinte mensagem </text:span><text:span text:style-name="T11">“Dados Cadastrados com Sucesso”;</text:span></text:p>
        </text:list-item>
        <text:list-item>
          <text:p text:style-name="P23">O caso de uso termina. </text:p>
        </text:list-item>
      </text:list>
      <text:h text:style-name="P16" text:outline-level="1">Fluxos Alternativos</text:h>
      <text:p text:style-name="P5"/>
      <text:h text:style-name="P17" text:outline-level="2" text:is-list-header="true">Fluxo Alternativo 1</text:h>
      <text:p text:style-name="P9"><text:soft-page-break/>No passo 1 do Fluxo Básico, <text:span text:style-name="T4"><text:s/>a qualquer momento se o Usuário selecionar a opção “Cancelar” o caso de uso termina. </text:span></text:p>
      <text:p text:style-name="P9"><text:span text:style-name="T4"/></text:p>
      <text:p text:style-name="P9"><text:span text:style-name="T4"/></text:p>
      <text:h text:style-name="P17" text:outline-level="2" text:is-list-header="true">Fluxo Alternativo 2</text:h>
      <text:p text:style-name="P10">Alternativa 2.1, no passo 2 do Fluxo Básico, se o Usuário <text:span text:style-name="T14">clicar em "Salvar” sem ter preenchido </text:span><text:span text:style-name="Fonte_20_parág._20_padrão"><text:span text:style-name="T14">todos os campos obrigatórios</text:span></text:span><text:span text:style-name="Fonte_20_parág._20_padrão"><text:span text:style-name="T3">, então:</text:span></text:span></text:p>
      <text:list xml:id="list41416663" text:style-name="L2">
        <text:list-item>
          <text:p text:style-name="P27">O Sistema exibe a seguinte mensagem:</text:p>
          <text:p text:style-name="P26"><text:s text:c="9"/>“O campo &lt;nome do campo&gt; não foi preenchido”;</text:p>
        </text:list-item>
      </text:list>
      <text:list xml:id="list41418348" text:style-name="L3">
        <text:list-item>
          <text:p text:style-name="P13"><text:span text:style-name="T5">O caso de uso retorna ao passo 1 do Fluxo Básico.</text:span></text:p>
          <text:p text:style-name="P14"><text:span text:style-name="T10"><text:s text:c="14"/></text:span></text:p>
        </text:list-item>
      </text:list>
      <text:h text:style-name="P17" text:outline-level="2" text:is-list-header="true">Fluxo Alternativo 3</text:h>
      <text:p text:style-name="P10">No passo 3 do Fluxo Básico, se o Sistema não realizar a operação, este mostrará um alerta e exibirá a seguinte mensagem:</text:p>
      <text:p text:style-name="P10"><text:span text:style-name="Fonte_20_parág._20_padrão"><text:span text:style-name="T3">“ Operação não Concretizada: Erro no Sistema ”</text:span></text:span></text:p>
      <text:p text:style-name="P10">E retorna para o passo 1 do Fluxo Básico.</text:p>
      <text:h text:style-name="P16" text:outline-level="1">Pós-condições</text:h>
      <text:list xml:id="list41414532" text:style-name="L4">
        <text:list-item>
          <text:list>
            <text:list-item>
              <text:p text:style-name="P12">Fluxo Básico: Um novo relacionamento Autor e Bem Patrimonial está cadastrado no Banco de Dados do Sistema.</text:p>
            </text:list-item>
            <text:list-item>
              <text:p text:style-name="P12">Fluxo Alternativo 1: Não há mudanças no Banco de Dados do sistema.</text:p>
            </text:list-item>
            <text:list-item>
              <text:p text:style-name="P12">Fluxo Alternativo 2: O cadastro dos dados do relacionamento Autor e Bem Patrimonial está pendente.</text:p>
            </text:list-item>
            <text:list-item>
              <text:p text:style-name="P12">Fluxo Alternativo 3: Erro no Sistema, cadastro dos dados está pendente. </text:p>
            </text:list-item>
          </text:list>
        </text:list-item>
      </text:list>
      <text:h text:style-name="P18" text:outline-level="2" text:is-list-header="true"/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228cm" fo:margin-left="0.021cm" fo:margin-right="-0.009cm" table:align="margins" style:writing-mode="lr-tb"/>
    </style:style>
    <style:style style:name="Tabela2.A" style:family="table-column">
      <style:table-column-properties style:column-width="1.905cm" style:rel-column-width="8198*"/>
    </style:style>
    <style:style style:name="Tabela2.B" style:family="table-column">
      <style:table-column-properties style:column-width="10.287cm" style:rel-column-width="44271*"/>
    </style:style>
    <style:style style:name="Tabela2.C" style:family="table-column">
      <style:table-column-properties style:column-width="3.036cm" style:rel-column-width="1306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Text_20_body">
      <style:paragraph-properties fo:margin-left="0cm" fo:margin-right="0cm" fo:text-indent="0cm" style:auto-text-indent="false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24cm" svg:height="1.628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X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27/06/2012</text:p>
            </table:table-cell>
          </table:table-row>
        </table:table>
        <text:p text:style-name="MP5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6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7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59</meta:editing-cycles>
    <meta:editing-duration>PT32H32M40S</meta:editing-duration>
    <meta:generator>BrOffice.org/3.2$Win32 OpenOffice.org_project/320m12$Build-9483</meta:generator>
    <dc:date>2012-06-29T22:27:46.26</dc:date>
    <meta:print-date>2012-06-28T12:31:00.72</meta:print-date>
    <meta:document-statistic meta:table-count="2" meta:image-count="1" meta:object-count="0" meta:page-count="2" meta:paragraph-count="41" meta:word-count="613" meta:character-count="3424"/>
  </office:meta>
</office:document-meta>
</file>